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_A</text:p>
          </table:table-cell>
          <table:table-cell office:value-type="string" table:style-name="ce1">
            <text:p>A(2)x_A</text:p>
          </table:table-cell>
          <table:table-cell office:value-type="string" table:style-name="ce1">
            <text:p>A(4)x_A</text:p>
          </table:table-cell>
          <table:table-cell office:value-type="string" table:style-name="ce1">
            <text:p>A(8)x_A</text:p>
          </table:table-cell>
          <table:table-cell office:value-type="string" table:style-name="ce1">
            <text:p>Ax_A</text:p>
          </table:table-cell>
          <table:table-cell office:value-type="string" table:style-name="ce1">
            <text:p>x_A</text:p>
          </table:table-cell>
          <table:table-cell office:value-type="string" table:style-name="ce1">
            <text:p>A_x</text:p>
          </table:table-cell>
          <table:table-cell office:value-type="string" table:style-name="ce1">
            <text:p>A(2)x_x</text:p>
          </table:table-cell>
          <table:table-cell office:value-type="string" table:style-name="ce1">
            <text:p>A(4)x_x</text:p>
          </table:table-cell>
          <table:table-cell office:value-type="string" table:style-name="ce1">
            <text:p>A(8)x_x</text:p>
          </table:table-cell>
          <table:table-cell office:value-type="string" table:style-name="ce1">
            <text:p>Ax_x</text:p>
          </table:table-cell>
          <table:table-cell office:value-type="string" table:style-name="ce1">
            <text:p>x_x</text:p>
          </table:table-cell>
          <table:table-cell table:style-name="ce1"/>
          <table:table-cell office:value-type="string" table:style-name="ce1">
            <text:p>A-diferencia</text:p>
          </table:table-cell>
          <table:table-cell office:value-type="string" table:style-name="ce1">
            <text:p>A(2)x-diferencia</text:p>
          </table:table-cell>
          <table:table-cell office:value-type="string" table:style-name="ce1">
            <text:p>A(4)x-diferencia</text:p>
          </table:table-cell>
          <table:table-cell office:value-type="string" table:style-name="ce1">
            <text:p>A(8)x-diferencia</text:p>
          </table:table-cell>
          <table:table-cell office:value-type="string" table:style-name="ce1">
            <text:p>Ax-diferencia</text:p>
          </table:table-cell>
          <table:table-cell office:value-type="string" table:style-name="ce1">
            <text:p>x-diferencia</text:p>
          </table:table-cell>
          <table:table-cell table:number-columns-repeated="1636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formula="of:=[.G2]/([.G2]+[.A2])" table:style-name="ce1">
            <text:p>0</text:p>
          </table:table-cell>
          <table:table-cell office:value-type="float" office:value="0.3125" table:formula="of:=[.H2]/([.H2]+[.B2])" table:style-name="ce1">
            <text:p>0.3125</text:p>
          </table:table-cell>
          <table:table-cell office:value-type="float" office:value="4.1666666666666664E-2" table:formula="of:=[.I2]/([.I2]+[.D2])" table:style-name="ce1">
            <text:p>0.041666667</text:p>
          </table:table-cell>
          <table:table-cell office:value-type="float" office:value="0.25806451612903225" table:formula="of:=[.J2]/([.J2]+[.D2])" table:style-name="ce1">
            <text:p>0.258064516</text:p>
          </table:table-cell>
          <table:table-cell office:value-type="float" office:value="0.23076923076923078" table:formula="of:=[.K2]/([.K2]+[.E2])" table:style-name="ce1">
            <text:p>0.230769231</text:p>
          </table:table-cell>
          <table:table-cell office:value-type="float" office:value="1" table:formula="of:=[.L2]/([.L2]+[.F2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0.11764705882352941" table:formula="of:=[.G3]/([.G3]+[.A3])" table:style-name="ce1">
            <text:p>-0.117647059</text:p>
          </table:table-cell>
          <table:table-cell office:value-type="float" office:value="0.27272727272727271" table:formula="of:=[.H3]/([.H3]+[.B3])" table:style-name="ce1">
            <text:p>0.272727273</text:p>
          </table:table-cell>
          <table:table-cell office:value-type="float" office:value="0" table:formula="of:=[.I3]/([.I3]+[.D3])" table:style-name="ce1">
            <text:p>0</text:p>
          </table:table-cell>
          <table:table-cell office:value-type="float" office:value="0.5" table:formula="of:=[.J3]/([.J3]+[.D3])" table:style-name="ce1">
            <text:p>0.5</text:p>
          </table:table-cell>
          <table:table-cell office:value-type="float" office:value="-0.15384615384615385" table:formula="of:=[.K3]/([.K3]+[.E3])" table:style-name="ce1">
            <text:p>-0.153846154</text:p>
          </table:table-cell>
          <table:table-cell office:value-type="float" office:value="1" table:formula="of:=[.L3]/([.L3]+[.F3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formula="of:=[.G4]/([.G4]+[.A4])" table:style-name="ce1">
            <text:p>0</text:p>
          </table:table-cell>
          <table:table-cell office:value-type="float" office:value="6.25E-2" table:formula="of:=[.H4]/([.H4]+[.B4])" table:style-name="ce1">
            <text:p>0.0625</text:p>
          </table:table-cell>
          <table:table-cell office:value-type="float" office:value="8.3333333333333329E-2" table:formula="of:=[.I4]/([.I4]+[.D4])" table:style-name="ce1">
            <text:p>0.083333333</text:p>
          </table:table-cell>
          <table:table-cell office:value-type="float" office:value="-0.375" table:formula="of:=[.J4]/([.J4]+[.D4])" table:style-name="ce1">
            <text:p>-0.375</text:p>
          </table:table-cell>
          <table:table-cell office:value-type="float" office:value="4.7619047619047616E-2" table:formula="of:=[.K4]/([.K4]+[.E4])" table:style-name="ce1">
            <text:p>0.047619048</text:p>
          </table:table-cell>
          <table:table-cell office:value-type="float" office:value="1.2" table:formula="of:=[.L4]/([.L4]+[.F4])" table:style-name="ce1">
            <text:p>1.2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formula="of:=[.G5]/([.G5]+[.A5])" table:style-name="ce1">
            <text:p>0</text:p>
          </table:table-cell>
          <table:table-cell office:value-type="float" office:value="0" table:formula="of:=[.H5]/([.H5]+[.B5])" table:style-name="ce1">
            <text:p>0</text:p>
          </table:table-cell>
          <table:table-cell office:value-type="float" office:value="0.66666666666666663" table:formula="of:=[.I5]/([.I5]+[.D5])" table:style-name="ce1">
            <text:p>0.666666667</text:p>
          </table:table-cell>
          <table:table-cell office:value-type="float" office:value="0.5" table:formula="of:=[.J5]/([.J5]+[.D5])" table:style-name="ce1">
            <text:p>0.5</text:p>
          </table:table-cell>
          <table:table-cell office:value-type="float" office:value="0" table:formula="of:=[.K5]/([.K5]+[.E5])" table:style-name="ce1">
            <text:p>0</text:p>
          </table:table-cell>
          <table:table-cell office:value-type="float" office:value="1" table:formula="of:=[.L5]/([.L5]+[.F5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" table:formula="of:=[.G6]/([.G6]+[.A6])" table:style-name="ce1">
            <text:p>0</text:p>
          </table:table-cell>
          <table:table-cell office:value-type="float" office:value="0" table:formula="of:=[.H6]/([.H6]+[.B6])" table:style-name="ce1">
            <text:p>0</text:p>
          </table:table-cell>
          <table:table-cell office:value-type="float" office:value="0.625" table:formula="of:=[.I6]/([.I6]+[.D6])" table:style-name="ce1">
            <text:p>0.625</text:p>
          </table:table-cell>
          <table:table-cell office:value-type="float" office:value="0.72727272727272729" table:formula="of:=[.J6]/([.J6]+[.D6])" table:style-name="ce1">
            <text:p>0.727272727</text:p>
          </table:table-cell>
          <table:table-cell office:value-type="float" office:value="0.33333333333333331" table:formula="of:=[.K6]/([.K6]+[.E6])" table:style-name="ce1">
            <text:p>0.333333333</text:p>
          </table:table-cell>
          <table:table-cell office:value-type="float" office:value="1" table:formula="of:=[.L6]/([.L6]+[.F6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-8" table:style-name="ce1">
            <text:p>-8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2" table:formula="of:=[.G7]/([.G7]+[.A7])" table:style-name="ce1">
            <text:p>0.2</text:p>
          </table:table-cell>
          <table:table-cell office:value-type="float" office:value="-4.7619047619047616E-2" table:formula="of:=[.H7]/([.H7]+[.B7])" table:style-name="ce1">
            <text:p>-0.047619048</text:p>
          </table:table-cell>
          <table:table-cell office:value-type="float" office:value="0.5" table:formula="of:=[.I7]/([.I7]+[.D7])" table:style-name="ce1">
            <text:p>0.5</text:p>
          </table:table-cell>
          <table:table-cell office:value-type="float" office:value="0.33333333333333331" table:formula="of:=[.J7]/([.J7]+[.D7])" table:style-name="ce1">
            <text:p>0.333333333</text:p>
          </table:table-cell>
          <table:table-cell office:value-type="float" office:value="-0.2" table:formula="of:=[.K7]/([.K7]+[.E7])" table:style-name="ce1">
            <text:p>-0.2</text:p>
          </table:table-cell>
          <table:table-cell office:value-type="float" office:value="-7" table:formula="of:=[.L7]/([.L7]+[.F7])" table:style-name="ce1">
            <text:p>-7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0.14285714285714285" table:formula="of:=[.G8]/([.G8]+[.A8])" table:style-name="ce1">
            <text:p>-0.142857143</text:p>
          </table:table-cell>
          <table:table-cell office:value-type="float" office:value="9.0909090909090912E-2" table:formula="of:=[.H8]/([.H8]+[.B8])" table:style-name="ce1">
            <text:p>0.090909091</text:p>
          </table:table-cell>
          <table:table-cell office:value-type="float" office:value="0.33333333333333331" table:formula="of:=[.I8]/([.I8]+[.D8])" table:style-name="ce1">
            <text:p>0.333333333</text:p>
          </table:table-cell>
          <table:table-cell office:value-type="float" office:value="0.36842105263157893" table:formula="of:=[.J8]/([.J8]+[.D8])" table:style-name="ce1">
            <text:p>0.368421053</text:p>
          </table:table-cell>
          <table:table-cell office:value-type="float" office:value="0.14285714285714285" table:formula="of:=[.K8]/([.K8]+[.E8])" table:style-name="ce1">
            <text:p>0.142857143</text:p>
          </table:table-cell>
          <table:table-cell office:value-type="float" office:value="0.94444444444444442" table:formula="of:=[.L8]/([.L8]+[.F8])" table:style-name="ce1">
            <text:p>0.944444444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-21" table:style-name="ce1">
            <text:p>-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0.2857142857142857" table:formula="of:=[.G9]/([.G9]+[.A9])" table:style-name="ce1">
            <text:p>0.285714286</text:p>
          </table:table-cell>
          <table:table-cell office:value-type="float" office:value="0" table:formula="of:=[.H9]/([.H9]+[.B9])" table:style-name="ce1">
            <text:p>0</text:p>
          </table:table-cell>
          <table:table-cell office:value-type="float" office:value="0.21052631578947367" table:formula="of:=[.I9]/([.I9]+[.D9])" table:style-name="ce1">
            <text:p>0.210526316</text:p>
          </table:table-cell>
          <table:table-cell office:value-type="float" office:value="0.11764705882352941" table:formula="of:=[.J9]/([.J9]+[.D9])" table:style-name="ce1">
            <text:p>0.117647059</text:p>
          </table:table-cell>
          <table:table-cell office:value-type="float" office:value="6.25E-2" table:formula="of:=[.K9]/([.K9]+[.E9])" table:style-name="ce1">
            <text:p>0.0625</text:p>
          </table:table-cell>
          <table:table-cell office:value-type="float" office:value="4.5454545454545456E-2" table:formula="of:=[.L9]/([.L9]+[.F9])" table:style-name="ce1">
            <text:p>0.045454545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-0.23076923076923078" table:formula="of:=[.G10]/([.G10]+[.A10])" table:style-name="ce1">
            <text:p>-0.230769231</text:p>
          </table:table-cell>
          <table:table-cell office:value-type="float" office:value="0.41666666666666669" table:formula="of:=[.H10]/([.H10]+[.B10])" table:style-name="ce1">
            <text:p>0.416666667</text:p>
          </table:table-cell>
          <table:table-cell office:value-type="float" office:value="0.13333333333333333" table:formula="of:=[.I10]/([.I10]+[.D10])" table:style-name="ce1">
            <text:p>0.133333333</text:p>
          </table:table-cell>
          <table:table-cell office:value-type="float" office:value="0.23529411764705882" table:formula="of:=[.J10]/([.J10]+[.D10])" table:style-name="ce1">
            <text:p>0.235294118</text:p>
          </table:table-cell>
          <table:table-cell office:value-type="float" office:value="0.2" table:formula="of:=[.K10]/([.K10]+[.E10])" table:style-name="ce1">
            <text:p>0.2</text:p>
          </table:table-cell>
          <table:table-cell office:value-type="float" office:value="1" table:formula="of:=[.L10]/([.L10]+[.F10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formula="of:=[.G11]/([.G11]+[.A11])" table:style-name="ce1">
            <text:p>0</text:p>
          </table:table-cell>
          <table:table-cell office:value-type="float" office:value="0.3125" table:formula="of:=[.H11]/([.H11]+[.B11])" table:style-name="ce1">
            <text:p>0.3125</text:p>
          </table:table-cell>
          <table:table-cell office:value-type="float" office:value="0.2" table:formula="of:=[.I11]/([.I11]+[.D11])" table:style-name="ce1">
            <text:p>0.2</text:p>
          </table:table-cell>
          <table:table-cell office:value-type="float" office:value="0.2" table:formula="of:=[.J11]/([.J11]+[.D11])" table:style-name="ce1">
            <text:p>0.2</text:p>
          </table:table-cell>
          <table:table-cell office:value-type="float" office:value="-1.5" table:formula="of:=[.K11]/([.K11]+[.E11])" table:style-name="ce1">
            <text:p>-1.5</text:p>
          </table:table-cell>
          <table:table-cell office:value-type="float" office:value="0.81818181818181823" table:formula="of:=[.L11]/([.L11]+[.F11])" table:style-name="ce1">
            <text:p>0.818181818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Yan Ojeda</meta:initial-creator>
    <dc:creator>Yan Ojeda</dc:creator>
    <meta:creation-date>2020-10-29T08:59:42Z</meta:creation-date>
    <dc:date>2020-11-05T20:20:41Z</dc:date>
  </office:meta>
</office:document-meta>
</file>